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399cm" table:align="margins" fo:background-color="transparent">
        <style:background-image/>
      </style:table-properties>
    </style:style>
    <style:style style:name="Tableau1.A" style:family="table-column">
      <style:table-column-properties style:column-width="7.303cm" style:rel-column-width="4140*"/>
    </style:style>
    <style:style style:name="Tableau1.B" style:family="table-column">
      <style:table-column-properties style:column-width="12.097cm" style:rel-column-width="6858*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dddddd" fo:padding="0.097cm" fo:border="none">
        <style:background-image/>
      </style:table-cell-properties>
    </style:style>
    <style:style style:name="Tableau1.A4" style:family="table-cell">
      <style:table-cell-properties style:vertical-align="bottom" fo:padding="0.097cm" fo:border="none"/>
    </style:style>
    <style:style style:name="Tableau1.A6" style:family="table-cell">
      <style:table-cell-properties fo:padding="0.097cm" fo:border-left="none" fo:border-right="none" fo:border-top="1pt solid #cccccc" fo:border-bottom="none"/>
    </style:style>
    <style:style style:name="Tableau1.B6" style:family="table-cell">
      <style:table-cell-properties fo:padding="0.097cm" fo:border-left="none" fo:border-right="none" fo:border-top="1pt solid #cccccc" fo:border-bottom="none"/>
    </style:style>
    <style:style style:name="P1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1" fo:font-size="9pt" fo:font-style="normal" fo:font-weight="normal" officeooo:rsid="001fc829" officeooo:paragraph-rsid="00bac96e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font-weight="normal" officeooo:paragraph-rsid="003ee0e6" style:font-size-asian="5.25pt" style:font-weight-asian="normal" style:font-size-complex="6pt" style:font-weight-complex="normal"/>
    </style:style>
    <style:style style:name="P3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1" fo:font-size="6pt" officeooo:paragraph-rsid="003ee0e6" style:font-size-asian="5.25pt" style:font-size-complex="6pt"/>
    </style:style>
    <style:style style:name="P4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5" style:family="paragraph" style:parent-style-name="Table_20_Heading">
      <style:paragraph-properties fo:text-align="start" style:justify-single-word="false"/>
      <style:text-properties fo:font-size="9pt" officeooo:rsid="00a90f54" style:font-size-asian="9pt" style:font-size-complex="9pt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itre_20_Doc">
      <style:text-properties fo:font-size="12pt" fo:font-style="italic" fo:font-weight="normal" officeooo:paragraph-rsid="00cba25c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itre_20_Doc">
      <style:text-properties fo:font-size="12pt" fo:font-style="normal" fo:font-weight="bold" officeooo:paragraph-rsid="00cba25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1" fo:font-size="9pt" fo:font-style="normal" fo:font-weight="normal" officeooo:rsid="001fc829" officeooo:paragraph-rsid="00bac96e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start" style:justify-single-word="false"/>
      <style:text-properties officeooo:paragraph-rsid="00cfa80f"/>
    </style:style>
    <style:style style:name="P14" style:family="paragraph" style:parent-style-name="Table_20_Heading">
      <style:paragraph-properties fo:text-align="start" style:justify-single-word="false"/>
      <style:text-properties fo:font-size="14pt" officeooo:paragraph-rsid="00cfa80f" style:font-size-asian="14pt" style:font-size-complex="14pt"/>
    </style:style>
    <style:style style:name="T1" style:family="text">
      <style:text-properties style:font-name="Arial1" fo:font-size="8pt" fo:font-weight="normal" officeooo:rsid="0042bee3" style:font-size-asian="8pt" style:font-weight-asian="normal" style:font-size-complex="8pt" style:font-weight-complex="normal"/>
    </style:style>
    <style:style style:name="T2" style:family="text">
      <style:text-properties style:font-name="Arial1" fo:font-size="8pt" fo:font-weight="normal" officeooo:rsid="00a7596f" style:font-size-asian="8pt" style:font-weight-asian="normal" style:font-size-complex="8pt" style:font-weight-complex="normal"/>
    </style:style>
    <style:style style:name="T3" style:family="text">
      <style:text-properties officeooo:rsid="005b924d"/>
    </style:style>
    <style:style style:name="T4" style:family="text">
      <style:text-properties fo:font-size="9pt" officeooo:rsid="00c598d6" style:font-size-asian="9pt" style:font-size-complex="9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c700f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  <text:user-field-decl office:value-type="string" office:string-value="Rooms" text:name="py3o.l.rooms_display_name"/>
        <text:user-field-decl office:value-type="string" office:string-value="Breakfast Qty" text:name="py3o.l.breakfast_qty"/>
        <text:user-field-decl office:value-type="string" office:string-value="partner_name" text:name="py3o.stay.partner_name"/>
        <text:user-field-decl office:value-type="string" office:string-value="arrival_time" text:name="py3o.arrival_time"/>
        <text:user-field-decl office:value-type="string" office:string-value="rooms_display_name" text:name="py3o.stay.rooms_display_name"/>
        <text:user-field-decl office:value-type="string" office:string-value="guest_qty" text:name="py3o.stay.guest_qty"/>
        <text:user-field-decl office:value-type="string" office:string-value="group_name" text:name="py3o.group_name"/>
        <text:user-field-decl office:value-type="string" office:string-value="room_display_name" text:name="py3o.room.display_name"/>
        <text:user-field-decl office:value-type="string" office:string-value="room.to_clean" text:name="py3o.room.to_clean"/>
      </text:user-field-decls>
      <text:p text:style-name="P9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4"><text:span text:style-name="T1">Edité le </text:span><text:a xlink:type="simple" xlink:href="py3o://function=%22o_format_datetime(o.create_date,%20lang_code=lang)%22" text:style-name="Internet_20_link" text:visited-style-name="Visited_20_Internet_20_Link"><text:span text:style-name="T2">function="o_format_datetime(o.create_date, lang_code=lang)"</text:span></text:a></text:p>
      <text:p text:style-name="P3"/>
      <text:p text:style-name="P7"><text:text-input text:description="py3o://function=&quot;(lang=='fr_FR' and 'Planning Ménage' or 'Rooms to clean')&quot;">Rooms to clean</text:text-input></text:p>
      <text:p text:style-name="P8"><text:date style:data-style-name="N79" text:date-value="2022-04-21T22:04:50.658468380">jeudi 21 avril 2022</text:date>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94735137336576">
          <table:table-cell table:style-name="Tableau1.A1" office:value-type="string">
            <text:p text:style-name="Table_20_Heading"><text:a xlink:type="simple" xlink:href="py3o://for=%22group_name,%20rooms%20in%20o.report_toclean_data().items()%22" text:style-name="Internet_20_link" text:visited-style-name="Visited_20_Internet_20_Link"><text:span text:style-name="T7">for="group_name, rooms in o.report_toclean_data().items()"</text:span></text:a></text:p>
          </table:table-cell>
          <table:table-cell table:style-name="Tableau1.A1" office:value-type="string">
            <text:p text:style-name="Table_20_Heading"/>
          </table:table-cell>
        </table:table-row>
        <table:table-row table:style-name="Tableau1.2">
          <table:table-cell table:style-name="Tableau1.A2" table:number-columns-spanned="2" office:value-type="string">
            <text:p text:style-name="P5"><text:user-field-get text:name="py3o.group_name">group_name</text:user-field-get></text:p>
          </table:table-cell>
          <table:covered-table-cell/>
        </table:table-row>
        <table:table-row table:style-name="TableLine94735130204800">
          <table:table-cell table:style-name="Tableau1.A1" office:value-type="string">
            <text:p text:style-name="P6"><text:a xlink:type="simple" xlink:href="py3o://for=%22room%20in%20rooms%22" text:style-name="Internet_20_link" text:visited-style-name="Visited_20_Internet_20_Link"><text:span text:style-name="T4">for="room in rooms"</text:span></text:a></text:p>
          </table:table-cell>
          <table:table-cell table:style-name="Tableau1.A1" office:value-type="string">
            <text:p text:style-name="P6"/>
          </table:table-cell>
        </table:table-row>
        <table:table-row table:style-name="Tableau1.2">
          <table:table-cell table:style-name="Tableau1.A4" office:value-type="string">
            <text:p text:style-name="P14"><text:span text:style-name="T6">□</text:span><text:span text:style-name="T5"> <text:s/></text:span><text:span text:style-name="T5"><text:user-field-get text:name="py3o.room.display_name">room_display_name</text:user-field-get></text:span></text:p>
          </table:table-cell>
          <table:table-cell table:style-name="Tableau1.A4" office:value-type="string">
            <text:p text:style-name="P11"><text:user-field-get text:name="py3o.room.to_clean">room.to_clean</text:user-field-get></text:p>
          </table:table-cell>
        </table:table-row>
        <table:table-row table:style-name="TableLine94735130204800">
          <table:table-cell table:style-name="Tableau1.A1" office:value-type="string">
            <text:p text:style-name="P13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eau1.A1" office:value-type="string">
            <text:p text:style-name="P6"/>
          </table:table-cell>
        </table:table-row>
        <table:table-row table:style-name="TableLine94735109389488">
          <table:table-cell table:style-name="Tableau1.A6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leau1.B6" office:value-type="string">
            <text:p text:style-name="P1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9cm" fo:margin-bottom="0.9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emeaulte </meta:initial-creator>
    <meta:creation-date>2010-04-22T14:53:12</meta:creation-date>
    <dc:date>2022-04-21T22:04:50.516784780</dc:date>
    <meta:editing-duration>P1DT7H26M29S</meta:editing-duration>
    <meta:editing-cycles>523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36" meta:character-count="344" meta:non-whitespace-character-count="325"/>
    <meta:user-defined meta:name="Info 1"/>
    <meta:user-defined meta:name="Info 2"/>
    <meta:user-defined meta:name="Info 3"/>
    <meta:user-defined meta:name="Info 4"/>
  </office:meta>
</office:document-meta>
</file>